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 This guide has no affiliation with the <text:a xlink:type="simple" xlink:href="https://en.wikipedia.org/wiki/Anonymous_(hacker_group)" office:name=""><text:span text:style-name="Definition">Anonymous</text:span></text:a> <text:a xlink:type="simple" xlink:href="https://wikiless.org/wiki/Anonymous_(hacker_group)" office:name=""><text:span text:style-name="Definition">[Wikiless]</text:span></text:a> <text:a xlink:type="simple" xlink:href="https://web.archive.org/web/https://en.wikipedia.org/wiki/Anonymous_(hacker_group)" office:name=""><text:span text:style-name="Definition">[Archive.org]</text:span></text:a> collective/movement.</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Direct downloads alternatives:</text:span> - <text:span text:style-name="T1">Coming soon</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temporarily unavailable) - <text:a xlink:type="simple" xlink:href="export/guide.odt" office:name=""><text:span text:style-name="Definition">OpenDocument (ODT)</text:span></text:a> (temporarily unavailable) - Raw <text:a xlink:type="simple" xlink:href="https://github.com/Anon-Planet/thgtoa/raw/master/guide.md" office:name=""><text:span text:style-name="Definition">Markdown</text:span></text:a> (references do not work when viewing this way).</text:p>
      <text:p text:style-name="Text_20_body">Mirrors: - Tor Onion Mirror: <text:a xlink:type="simple" xlink:href="http://thgtoa27ujspeqxasrfvcf5aozqdczvgmwgorrmblh6jn4nino3spcqd.onion/" office:name=""><text:span text:style-name="Definition">http://thgtoa27ujspeqxasrfvcf5aozqdczvgmwgorrmblh6jn4nino3spcqd.onion/</text:span></text:a></text:p>
      <text:p text:style-name="Text_20_body">The guide and all the files are also readily available on Archive.org and Archive.today:</text:p>
      <text:list text:style-name="L1">
        <text:list-item>
          <text:p text:style-name="P1">Archive.org: <text:a xlink:type="simple" xlink:href="https://web.archive.org/web/https://anonymousplanet.org/" office:name=""><text:span text:style-name="Definition">https://web.archive.org/web/https://anonymousplanet.org/</text:span></text:a></text:p>
        </text:list-item>
        <text:list-item>
          <text:p text:style-name="P1">Archive.today: <text:a xlink:type="simple" xlink:href="https://archive.ph/anonymousplanet.org/" office:name=""><text:span text:style-name="Definition">https://archive.ph/anonymousplanet.org/</text:span></text:a></text:p>
        </text:list-item>
        <text:list-item>
          <text:p text:style-name="P1">Archive.today over Tor: <text:a xlink:type="simple" xlink:href="http://archiveiya74codqgiixo33q62qlrqtkgmcitqx5u2oeqnmn5bpcbiyd.onion/anonymousplanet.org/" office:name=""><text:span text:style-name="Definition">http://archiveiya74codqgiixo33q62qlrqtkgmcitqx5u2oeqnmn5bpcbiyd.onion/anonymousplanet.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